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>
      <style:text-properties officeooo:rsid="0032bf9b" officeooo:paragraph-rsid="0032bf9b"/>
    </style:style>
    <style:style style:name="P9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10" style:family="paragraph" style:parent-style-name="Text_20_body" style:list-style-name="">
      <style:text-properties officeooo:rsid="002514b8" officeooo:paragraph-rsid="002696a3"/>
    </style:style>
    <style:style style:name="P11" style:family="paragraph" style:parent-style-name="Text_20_body" style:list-style-name="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514b8"/>
    </style:style>
    <style:style style:name="P13" style:family="paragraph" style:parent-style-name="Text_20_body" style:list-style-name="L1">
      <style:text-properties officeooo:rsid="002514b8" officeooo:paragraph-rsid="002696a3"/>
    </style:style>
    <style:style style:name="P14" style:family="paragraph" style:parent-style-name="Text_20_body" style:list-style-name="L1">
      <style:text-properties officeooo:rsid="002514b8" officeooo:paragraph-rsid="0034efc8"/>
    </style:style>
    <style:style style:name="P15" style:family="paragraph" style:parent-style-name="Text_20_body" style:list-style-name="L2">
      <style:text-properties officeooo:rsid="002514b8" officeooo:paragraph-rsid="002696a3"/>
    </style:style>
    <style:style style:name="P16" style:family="paragraph" style:parent-style-name="Text_20_body" style:list-style-name="L1">
      <style:text-properties officeooo:paragraph-rsid="002696a3"/>
    </style:style>
    <style:style style:name="P17" style:family="paragraph" style:parent-style-name="Text_20_body" style:list-style-name="L1">
      <style:text-properties officeooo:paragraph-rsid="002514b8"/>
    </style:style>
    <style:style style:name="P18" style:family="paragraph" style:parent-style-name="Text_20_body" style:list-style-name="L1">
      <style:text-properties officeooo:paragraph-rsid="0036c6f6"/>
    </style:style>
    <style:style style:name="P19" style:family="paragraph" style:parent-style-name="Text_20_body" style:list-style-name="L1">
      <style:text-properties officeooo:rsid="004d3a7c" officeooo:paragraph-rsid="002514b8"/>
    </style:style>
    <style:style style:name="P20" style:family="paragraph" style:parent-style-name="Text_20_body" style:list-style-name="L1">
      <style:text-properties officeooo:rsid="004d3a7c" officeooo:paragraph-rsid="004d3a7c"/>
    </style:style>
    <style:style style:name="P21" style:family="paragraph" style:parent-style-name="Text_20_body" style:list-style-name="L1">
      <style:text-properties officeooo:rsid="0027053d" officeooo:paragraph-rsid="0027053d"/>
    </style:style>
    <style:style style:name="P22" style:family="paragraph" style:parent-style-name="Text_20_body" style:list-style-name="L2">
      <style:text-properties officeooo:rsid="0027053d" officeooo:paragraph-rsid="0051d6bf"/>
    </style:style>
    <style:style style:name="P23" style:family="paragraph" style:parent-style-name="Text_20_body" style:list-style-name="L1">
      <style:text-properties officeooo:rsid="004eaeff" officeooo:paragraph-rsid="004eaeff"/>
    </style:style>
    <style:style style:name="P24" style:family="paragraph" style:parent-style-name="Text_20_body" style:list-style-name="L1">
      <style:text-properties officeooo:rsid="0034efc8" officeooo:paragraph-rsid="0034efc8"/>
    </style:style>
    <style:style style:name="P25" style:family="paragraph" style:parent-style-name="Text_20_body" style:list-style-name="L1">
      <style:text-properties officeooo:rsid="00395abf" officeooo:paragraph-rsid="00395abf"/>
    </style:style>
    <style:style style:name="P26" style:family="paragraph" style:parent-style-name="Text_20_body" style:list-style-name="L1">
      <style:text-properties officeooo:rsid="00395abf" officeooo:paragraph-rsid="0051d6bf"/>
    </style:style>
    <style:style style:name="P27" style:family="paragraph" style:parent-style-name="Text_20_body" style:list-style-name="L1">
      <style:text-properties officeooo:rsid="0051d6bf" officeooo:paragraph-rsid="0051d6bf"/>
    </style:style>
    <style:style style:name="P28" style:family="paragraph" style:parent-style-name="Text_20_body" style:list-style-name="L2">
      <style:text-properties officeooo:rsid="0051d6bf" officeooo:paragraph-rsid="0051d6bf"/>
    </style:style>
    <style:style style:name="P29" style:family="paragraph" style:parent-style-name="Text_20_body" style:list-style-name="L1">
      <style:text-properties officeooo:rsid="003b2430" officeooo:paragraph-rsid="003b2430"/>
    </style:style>
    <style:style style:name="P30" style:family="paragraph" style:parent-style-name="Text_20_body" style:list-style-name="L1">
      <style:text-properties officeooo:rsid="0050ddca" officeooo:paragraph-rsid="0050ddca"/>
    </style:style>
    <style:style style:name="P31" style:family="paragraph" style:parent-style-name="Text_20_body" style:list-style-name="L1">
      <style:text-properties officeooo:rsid="0036c6f6" officeooo:paragraph-rsid="0036c6f6"/>
    </style:style>
    <style:style style:name="P32" style:family="paragraph" style:parent-style-name="Text_20_body" style:list-style-name="L1">
      <style:text-properties officeooo:rsid="0036c6f6" officeooo:paragraph-rsid="005347a0"/>
    </style:style>
    <style:style style:name="P33" style:family="paragraph" style:parent-style-name="Text_20_body" style:list-style-name="L1">
      <style:text-properties officeooo:rsid="002696a3" officeooo:paragraph-rsid="002696a3"/>
    </style:style>
    <style:style style:name="P34" style:family="paragraph" style:parent-style-name="Text_20_body" style:list-style-name="L2">
      <style:text-properties officeooo:rsid="002696a3" officeooo:paragraph-rsid="002696a3"/>
    </style:style>
    <style:style style:name="P35" style:family="paragraph" style:parent-style-name="Text_20_body" style:list-style-name="L1">
      <style:text-properties officeooo:rsid="00589283" officeooo:paragraph-rsid="00589283"/>
    </style:style>
    <style:style style:name="P36" style:family="paragraph" style:parent-style-name="Text_20_body" style:list-style-name="L1">
      <style:text-properties officeooo:rsid="005a528b" officeooo:paragraph-rsid="005a528b"/>
    </style:style>
    <style:style style:name="P37" style:family="paragraph" style:parent-style-name="Text_20_body" style:list-style-name="L1">
      <style:text-properties officeooo:rsid="0056d9aa" officeooo:paragraph-rsid="0056d9aa"/>
    </style:style>
    <style:style style:name="P38" style:family="paragraph" style:parent-style-name="Text_20_body" style:list-style-name="L1">
      <style:text-properties officeooo:rsid="00579900" officeooo:paragraph-rsid="00579900"/>
    </style:style>
    <style:style style:name="P39" style:family="paragraph" style:parent-style-name="Text_20_body" style:list-style-name="L1">
      <style:text-properties officeooo:rsid="003c21ec" officeooo:paragraph-rsid="003c21ec"/>
    </style:style>
    <style:style style:name="P40" style:family="paragraph" style:parent-style-name="Text_20_body" style:list-style-name="L1">
      <style:text-properties officeooo:rsid="0040b0ea" officeooo:paragraph-rsid="0040b0ea"/>
    </style:style>
    <style:style style:name="P41" style:family="paragraph" style:parent-style-name="Text_20_body" style:list-style-name="L1">
      <style:text-properties officeooo:rsid="0040b0ea" officeooo:paragraph-rsid="005c6505"/>
    </style:style>
    <style:style style:name="P42" style:family="paragraph" style:parent-style-name="Text_20_body" style:list-style-name="L1">
      <style:text-properties officeooo:rsid="0059a195" officeooo:paragraph-rsid="0059a195"/>
    </style:style>
    <style:style style:name="P43" style:family="paragraph" style:parent-style-name="Text_20_body" style:list-style-name="L1">
      <style:text-properties officeooo:rsid="00427db0" officeooo:paragraph-rsid="00427db0"/>
    </style:style>
    <style:style style:name="P44" style:family="paragraph" style:parent-style-name="Text_20_body" style:list-style-name="L1">
      <style:text-properties officeooo:rsid="00427db0" officeooo:paragraph-rsid="00497855"/>
    </style:style>
    <style:style style:name="P45" style:family="paragraph" style:parent-style-name="Text_20_body" style:list-style-name="L1">
      <style:text-properties officeooo:rsid="00497855" officeooo:paragraph-rsid="00497855"/>
    </style:style>
    <style:style style:name="P46" style:family="paragraph" style:parent-style-name="Text_20_body" style:list-style-name="L2">
      <style:text-properties officeooo:paragraph-rsid="002696a3"/>
    </style:style>
    <style:style style:name="P47" style:family="paragraph" style:parent-style-name="Text_20_body" style:list-style-name="L2">
      <style:text-properties officeooo:paragraph-rsid="0051d6bf"/>
    </style:style>
    <style:style style:name="P48" style:family="paragraph" style:parent-style-name="Text_20_body" style:list-style-name="L2">
      <style:text-properties officeooo:rsid="004f5a35" officeooo:paragraph-rsid="0051d6bf"/>
    </style:style>
    <style:style style:name="P49" style:family="paragraph" style:parent-style-name="Text_20_body" style:list-style-name="L3">
      <style:text-properties officeooo:rsid="001faff2" officeooo:paragraph-rsid="001faff2"/>
    </style:style>
    <style:style style:name="P50" style:family="paragraph" style:parent-style-name="Text_20_body" style:list-style-name="L3">
      <style:text-properties officeooo:rsid="00211394" officeooo:paragraph-rsid="00211394"/>
    </style:style>
    <style:style style:name="P51" style:family="paragraph" style:parent-style-name="Text_20_body" style:list-style-name="L3">
      <style:text-properties officeooo:rsid="00297a13" officeooo:paragraph-rsid="00297a13"/>
    </style:style>
    <style:style style:name="P52" style:family="paragraph" style:parent-style-name="Text_20_body" style:list-style-name="">
      <style:text-properties officeooo:rsid="00275483" officeooo:paragraph-rsid="00275483"/>
    </style:style>
    <style:style style:name="P53" style:family="paragraph" style:parent-style-name="Text_20_body" style:list-style-name="L4">
      <style:text-properties officeooo:rsid="00275483" officeooo:paragraph-rsid="00275483"/>
    </style:style>
    <style:style style:name="P54" style:family="paragraph" style:parent-style-name="Text_20_body" style:list-style-name="L5">
      <style:text-properties officeooo:rsid="002b3ea1" officeooo:paragraph-rsid="002b3ea1"/>
    </style:style>
    <style:style style:name="P55" style:family="paragraph" style:parent-style-name="Text_20_body" style:list-style-name="L6">
      <style:text-properties officeooo:rsid="0032bf9b" officeooo:paragraph-rsid="003e0d9c"/>
    </style:style>
    <style:style style:name="P56" style:family="paragraph" style:parent-style-name="Text_20_body" style:list-style-name="L6">
      <style:text-properties officeooo:rsid="0032bf9b" officeooo:paragraph-rsid="0032bf9b"/>
    </style:style>
    <style:style style:name="P57" style:family="paragraph" style:parent-style-name="Text_20_body" style:list-style-name="L6">
      <style:text-properties officeooo:rsid="003fc0fb" officeooo:paragraph-rsid="003fc0fb"/>
    </style:style>
    <style:style style:name="P58" style:family="paragraph" style:parent-style-name="Text_20_body" style:list-style-name="L6">
      <style:text-properties officeooo:rsid="0043d4c8" officeooo:paragraph-rsid="0043d4c8"/>
    </style:style>
    <style:style style:name="P59" style:family="paragraph" style:parent-style-name="Text_20_body" style:list-style-name="L6">
      <style:text-properties officeooo:rsid="003e61f3" officeooo:paragraph-rsid="003e61f3"/>
    </style:style>
    <style:style style:name="P60" style:family="paragraph" style:parent-style-name="Heading_20_1">
      <style:text-properties officeooo:rsid="001dc2b4"/>
    </style:style>
    <style:style style:name="P61" style:family="paragraph" style:parent-style-name="Heading_20_1" style:list-style-name="">
      <style:text-properties officeooo:rsid="001dc2b4" officeooo:paragraph-rsid="001dc2b4"/>
    </style:style>
    <style:style style:name="P62" style:family="paragraph" style:parent-style-name="Heading_20_1">
      <style:paragraph-properties fo:break-before="page"/>
      <style:text-properties officeooo:rsid="001dc2b4"/>
    </style:style>
    <style:style style:name="P63" style:family="paragraph" style:parent-style-name="Heading_20_1">
      <style:paragraph-properties fo:break-before="page"/>
      <style:text-properties officeooo:rsid="001dc2b4" officeooo:paragraph-rsid="001dc2b4"/>
    </style:style>
    <style:style style:name="P64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65" style:family="paragraph" style:parent-style-name="Heading_20_2">
      <style:text-properties officeooo:rsid="001dc2b4" officeooo:paragraph-rsid="001dc2b4"/>
    </style:style>
    <style:style style:name="P66" style:family="paragraph" style:parent-style-name="Heading_20_3">
      <style:text-properties officeooo:rsid="002514b8"/>
    </style:style>
    <style:style style:name="P67" style:family="paragraph" style:parent-style-name="Heading_20_3">
      <style:text-properties officeooo:rsid="002696a3" officeooo:paragraph-rsid="002696a3"/>
    </style:style>
    <style:style style:name="P68" style:family="paragraph" style:parent-style-name="Heading_20_3">
      <style:text-properties officeooo:rsid="00275483"/>
    </style:style>
    <style:style style:name="P69" style:family="paragraph" style:parent-style-name="Heading_20_3">
      <style:text-properties officeooo:rsid="00275483" officeooo:paragraph-rsid="00275483"/>
    </style:style>
    <style:style style:name="P70" style:family="paragraph" style:parent-style-name="Heading_20_3">
      <style:text-properties officeooo:rsid="0027ee31" officeooo:paragraph-rsid="0027ee31"/>
    </style:style>
    <style:style style:name="P71" style:family="paragraph" style:parent-style-name="Heading_20_3">
      <style:text-properties officeooo:rsid="0032bf9b" officeooo:paragraph-rsid="0032bf9b"/>
    </style:style>
    <style:style style:name="P72" style:family="paragraph" style:parent-style-name="Heading_20_3">
      <style:text-properties officeooo:rsid="002b3ea1" officeooo:paragraph-rsid="002b3ea1"/>
    </style:style>
    <style:style style:name="P73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style:style style:name="T13" style:family="text">
      <style:text-properties officeooo:rsid="003e0d9c"/>
    </style:style>
    <style:style style:name="T14" style:family="text">
      <style:text-properties officeooo:rsid="003fc0fb"/>
    </style:style>
    <style:style style:name="T15" style:family="text">
      <style:text-properties officeooo:rsid="0040b0ea"/>
    </style:style>
    <style:style style:name="T16" style:family="text">
      <style:text-properties officeooo:rsid="004283d6"/>
    </style:style>
    <style:style style:name="T17" style:family="text">
      <style:text-properties officeooo:rsid="0045d2b9"/>
    </style:style>
    <style:style style:name="T18" style:family="text">
      <style:text-properties officeooo:rsid="00497855"/>
    </style:style>
    <style:style style:name="T19" style:family="text">
      <style:text-properties officeooo:rsid="004a814d"/>
    </style:style>
    <style:style style:name="T20" style:family="text">
      <style:text-properties officeooo:rsid="004b41d5"/>
    </style:style>
    <style:style style:name="T21" style:family="text">
      <style:text-properties officeooo:rsid="004d3a7c"/>
    </style:style>
    <style:style style:name="T22" style:family="text">
      <style:text-properties officeooo:rsid="004f2134"/>
    </style:style>
    <style:style style:name="T23" style:family="text">
      <style:text-properties officeooo:rsid="004f5a35"/>
    </style:style>
    <style:style style:name="T24" style:family="text">
      <style:text-properties officeooo:rsid="0051d6bf"/>
    </style:style>
    <style:style style:name="T25" style:family="text">
      <style:text-properties officeooo:rsid="005347a0"/>
    </style:style>
    <style:style style:name="T26" style:family="text">
      <style:text-properties officeooo:rsid="0053dc28"/>
    </style:style>
    <style:style style:name="T27" style:family="text">
      <style:text-properties officeooo:rsid="005a1712"/>
    </style:style>
    <style:style style:name="T28" style:family="text">
      <style:text-properties officeooo:rsid="005a528b"/>
    </style:style>
    <style:style style:name="T29" style:family="text">
      <style:text-properties officeooo:rsid="005b1cd9"/>
    </style:style>
    <style:style style:name="T30" style:family="text">
      <style:text-properties officeooo:rsid="005b94b4"/>
    </style:style>
    <style:style style:name="T31" style:family="text">
      <style:text-properties officeooo:rsid="005c65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Progress</text:h>
      <text:p text:style-name="P2"/>
      <text:p text:style-name="P2"/>
      <text:h text:style-name="P65" text:outline-level="2">ToDo</text:h>
      <text:h text:style-name="P66" text:outline-level="3">ordered list (incomplete!) </text:h>
      <text:h text:style-name="P9" text:outline-level="1"><text:span text:style-name="T3">*** the following is about single 6DOf IMU senso</text:span><text:span text:style-name="T4">r, other sensors should be similar and multiple ***</text:span></text:h>
      <text:h text:style-name="P10" text:outline-level="1">*** should work simultaneously (care for concurrency, tho!!!) *** </text:h>
      <text:list xml:id="list8809100909797840367" text:style-name="L1">
        <text:list-item>
          <text:h text:style-name="P19" text:outline-level="1"/>
        </text:list-item>
        <text:list-item>
          <text:h text:style-name="P21" text:outline-level="1">Get the build mechanisms running for the simple data simulator</text:h>
          <text:list>
            <text:list-item>
              <text:h text:style-name="P21" text:outline-level="1">Create Makefile</text:h>
            </text:list-item>
            <text:list-item>
              <text:h text:style-name="P21" text:outline-level="1">Get Debugging to work</text:h>
            </text:list-item>
            <text:list-item>
              <text:h text:style-name="P23" text:outline-level="1">Find out how to properly link to dependencies (in linux only at first)</text:h>
            </text:list-item>
          </text:list>
        </text:list-item>
        <text:list-item>
          <text:h text:style-name="P20" text:outline-level="1">Implement threading using C++11 <text:s/>threading</text:h>
          <text:list>
            <text:list-item>
              <text:h text:style-name="P20" text:outline-level="1">This is primarily for sensor polling (which is used for the simulated sensor)</text:h>
            </text:list-item>
            <text:list-item>
              <text:h text:style-name="P20" text:outline-level="1">Will also come into effect for the receiving side of a connection, especially for intra-process communication with callbacks</text:h>
            </text:list-item>
          </text:list>
        </text:list-item>
        <text:list-item>
          <text:h text:style-name="P16" text:outline-level="1"><text:span text:style-name="T4">Implement </text:span><text:span text:style-name="T5">rudimentary access to the basic sensor data simulator</text:span></text:h>
          <text:list>
            <text:list-item>
              <text:h text:style-name="P24" text:outline-level="1">Using IPC (hopefully 1-to-n communication is not hard to do)</text:h>
            </text:list-item>
            <text:list-item>
              <text:h text:style-name="P21" text:outline-level="1"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21" text:outline-level="1">Implement very simple (console?) output for the sensor data</text:h>
          <text:list>
            <text:list-item>
              <text:h text:style-name="P21" text:outline-level="1"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  <text:list-item>
              <text:h text:style-name="P25" text:outline-level="1">Use python for this</text:h>
            </text:list-item>
          </text:list>
        </text:list-item>
        <text:list-item>
          <text:h text:style-name="P26" text:outline-level="1"><text:span text:style-name="T23">Add comma</text:span><text:span text:style-name="T24">n</text:span><text:span text:style-name="T23">d line arguments to switch between constant value and random values for the simple simulator</text:span></text:h>
        </text:list-item>
        <text:list-item>
          <text:h text:style-name="P27" text:outline-level="1">Use googles protobuf or similar for data sending</text:h>
          <text:list>
            <text:list-item>
              <text:h text:style-name="P27" text:outline-level="1">Important when exchanging data between different languages</text:h>
            </text:list-item>
            <text:list-item>
              <text:h text:style-name="P27" text:outline-level="1">Not really important in regards to exchanging data between different machines, as currently only localhost communication is considered</text:h>
            </text:list-item>
          </text:list>
        </text:list-item>
        <text:list-item>
          <text:h text:style-name="P27" text:outline-level="1">Write up some documentation for the simple simulator</text:h>
          <text:list>
            <text:list-item>
              <text:h text:style-name="P27" text:outline-level="1"><text:soft-page-break/>This includes steps on how to get things working, eventually in a separate resource</text:h>
            </text:list-item>
          </text:list>
        </text:list-item>
        <text:list-item>
          <text:h text:style-name="P29" text:outline-level="1">Move simulation implementation to a standalone library</text:h>
          <text:list>
            <text:list-item>
              <text:h text:style-name="P29" text:outline-level="1">This includes to get compiling working with linking</text:h>
            </text:list-item>
            <text:list-item>
              <text:h text:style-name="P29" text:outline-level="1">Also needs decision on how to handle the process of compiling, copying and then using libs</text:h>
              <text:list>
                <text:list-item>
                  <text:h text:style-name="P29" text:outline-level="1">Problem here: where are differences for temporary builds and final install, <text:span text:style-name="T29">this should be covered by general programming style-guides/conventions</text:span></text:h>
                </text:list-item>
              </text:list>
            </text:list-item>
          </text:list>
        </text:list-item>
        <text:list-item>
          <text:h text:style-name="P12" text:outline-level="1"/>
        </text:list-item>
        <text:list-item>
          <text:h text:style-name="P12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685874980" text:continue-numbering="true" text:style-name="L1">
        <text:list-item>
          <text:h text:style-name="P30" text:outline-level="1">Check up on ./configure, make, make install</text:h>
          <text:list>
            <text:list-item>
              <text:h text:style-name="P30" text:outline-level="1">Look at e.g. the corresponding zeromq files</text:h>
            </text:list-item>
          </text:list>
        </text:list-item>
        <text:list-item>
          <text:h text:style-name="P13" text:outline-level="1">evaluate data-management solutions </text:h>
          <text:list>
            <text:list-item>
              <text:h text:style-name="P14" text:outline-level="1"><text:span text:style-name="T10">i.e. possibilities to store/access/find data sets of generated or recorded offline data to either </text:span><text:span text:style-name="T10">post-process or refeed into the system</text:span></text:h>
            </text:list-item>
          </text:list>
        </text:list-item>
        <text:list-item>
          <text:h text:style-name="P13" text:outline-level="1">elaborate means to access the offline data in a way <text:span text:style-name="T10">similar to</text:span> real/<text:span text:style-name="T10">online</text:span> measurements</text:h>
          <text:list>
            <text:list-item>
              <text:h text:style-name="P24" text:outline-level="1">In the ends, that just means to write a tool that reads offline data and provides them with the same mechanisms that the online simulator and the hardware driver use</text:h>
            </text:list-item>
            <text:list-item>
              <text:h text:style-name="P13" text:outline-level="1"><text:span text:style-name="T10">Eventually, </text:span>access to data <text:span text:style-name="T10">could</text:span> be possibl<text:span text:style-name="T10">y be</text:span> either timing dependant (time goes by even when not polling the data), or independant, for debugging </text:h>
            </text:list-item>
          </text:list>
        </text:list-item>
        <text:list-item>
          <text:h text:style-name="P13" text:outline-level="1"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3" text:outline-level="1">offline and online visualization! </text:h>
            </text:list-item>
          </text:list>
        </text:list-item>
        <text:list-item>
          <text:h text:style-name="P17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2" text:outline-level="1">generate appropriate data to simulate movements of a 6DOF imu as follows: </text:h>
          <text:list>
            <text:list-item>
              <text:h text:style-name="P12" text:outline-level="1">exact data for positions with high sampling rate </text:h>
            </text:list-item>
            <text:list-item>
              <text:h text:style-name="P12" text:outline-level="1">blurred (gauss?) version of the above, eventually as on-the-fly option </text:h>
            </text:list-item>
            <text:list-item>
              <text:h text:style-name="P12" text:outline-level="1">Note: generate at least some movements as a close-loop, to be able to run them indefinitely</text:h>
            </text:list-item>
            <text:list-item>
              <text:h text:style-name="P31" text:outline-level="1">Note: the invensense MPU6050 integrates 'motion fusion', so the final orientation is directly available. Raw data of the accelerometers may still be needed.</text:h>
            </text:list-item>
          </text:list>
        </text:list-item>
        <text:list-item>
          <text:h text:style-name="P33" text:outline-level="1">Improve logo</text:h>
          <text:list>
            <text:list-item>
              <text:h text:style-name="P16" text:outline-level="1"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2" text:outline-level="1"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31" text:outline-level="1">Care for the imu driver triggering actions on this kind of interactive simulator! <text:soft-page-break/>IMUCeption!!!</text:h>
            </text:list-item>
          </text:list>
        </text:list-item>
        <text:list-item>
          <text:h text:style-name="P32" text:outline-level="1"><text:span text:style-name="T25">Check up on progress in available sensors, especially on </text:span><text:span text:style-name="T26">pose estimation with </text:span><text:span text:style-name="T25">RFID</text:span></text:h>
        </text:list-item>
        <text:list-item>
          <text:h text:style-name="P35" text:outline-level="1">Chechuot “atom” text editor</text:h>
        </text:list-item>
        <text:list-item>
          <text:h text:style-name="P12" text:outline-level="1">use github to push the git repo to </text:h>
        </text:list-item>
        <text:list-item>
          <text:h text:style-name="P36" text:outline-level="1">Checkout 'gollum', as git based wiki, and its ability to be used distribut<text:span text:style-name="T30">ively</text:span></text:h>
          <text:list>
            <text:list-item>
              <text:h text:style-name="P17" text:outline-level="1"><text:span text:style-name="T28">Alternatively, </text:span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    </text:list-item>
          </text:list>
        </text:list-item>
        <text:list-item>
          <text:h text:style-name="P37" text:outline-level="1">setup buildbot (or similar) for deployment, testing, and so on</text:h>
        </text:list-item>
        <text:list-item>
          <text:h text:style-name="P37" text:outline-level="1">look into using trac or github for issues</text:h>
        </text:list-item>
        <text:list-item>
          <text:h text:style-name="P37" text:outline-level="1">look into some more android apps that work with the programs used for development</text:h>
        </text:list-item>
        <text:list-item>
          <text:h text:style-name="P18" text:outline-level="1"><text:span text:style-name="T12">d</text:span><text:span text:style-name="T11">oxygen or alternatives for documentation</text:span></text:h>
        </text:list-item>
        <text:list-item>
          <text:h text:style-name="P38" text:outline-level="1">Evaluate the 'high level' c++ interface for zeromq</text:h>
        </text:list-item>
        <text:list-item>
          <text:h text:style-name="P39" text:outline-level="1">Develop a way to make parametrization for finger-pose detection/interpretation</text:h>
          <text:list>
            <text:list-item>
              <text:h text:style-name="P39" text:outline-level="1">e.g. how many different sections, how wide, how deep etc</text:h>
            </text:list-item>
            <text:list-item>
              <text:h text:style-name="P39" text:outline-level="1">Parametric surface description?</text:h>
            </text:list-item>
          </text:list>
        </text:list-item>
        <text:list-item>
          <text:h text:style-name="P40" text:outline-level="1">Eventually change build mechanics from make to e.g. cmake <text:span text:style-name="T27">or waf</text:span></text:h>
          <text:list>
            <text:list-item>
              <text:h text:style-name="P41" text:outline-level="1"><text:span text:style-name="T31">qmake and autotools are not really considered</text:span></text:h>
            </text:list-item>
            <text:list-item>
              <text:h text:style-name="P42" text:outline-level="1">Also look into 'Dart' from KitWare</text:h>
            </text:list-item>
          </text:list>
        </text:list-item>
        <text:list-item>
          <text:h text:style-name="P23" text:outline-level="1">See into how to manage dependencies depending (…) on the target platform/OS</text:h>
          <text:list>
            <text:list-item>
              <text:h text:style-name="P23" text:outline-level="1">e.g. dlls for windows, su for linux</text:h>
            </text:list-item>
          </text:list>
        </text:list-item>
        <text:list-item>
          <text:h text:style-name="P23" text:outline-level="1">Support for mobile devices?</text:h>
          <text:list>
            <text:list-item>
              <text:h text:style-name="P23" text:outline-level="1">Android (priority)</text:h>
            </text:list-item>
            <text:list-item>
              <text:h text:style-name="P23" text:outline-level="1">Raspberry Pi (already working for raspbian?)</text:h>
            </text:list-item>
            <text:list-item>
              <text:h text:style-name="P23" text:outline-level="1">iOS (who does really care)</text:h>
            </text:list-item>
          </text:list>
        </text:list-item>
        <text:list-item>
          <text:h text:style-name="P43" text:outline-level="1">Keep <text:span text:style-name="T16">track of the</text:span> development of Khronos Groups StreamInput</text:h>
        </text:list-item>
        <text:list-item>
          <text:h text:style-name="P45" text:outline-level="1">(sensor-) data interpolation</text:h>
          <text:list>
            <text:list-item>
              <text:h text:style-name="P44" text:outline-level="1"><text:span text:style-name="T18">Sensors with equidistant </text:span><text:span text:style-name="T19">sampling rate vs. (somewhat) unpredictable measurement- timestamps</text:span></text:h>
            </text:list-item>
          </text:list>
        </text:list-item>
      </text:list>
      <text:h text:style-name="P11" text:outline-level="1"/>
      <text:h text:style-name="P67" text:outline-level="3">Done</text:h>
      <text:list xml:id="list9019593562219680889" text:style-name="L2">
        <text:list-item>
          <text:h text:style-name="P46" text:outline-level="1"><text:span text:style-name="T3">setup git as </text:span><text:span text:style-name="T4">version control system</text:span></text:h>
        </text:list-item>
        <text:list-item>
          <text:h text:style-name="P15" text:outline-level="1">setup bugs everywhere as distributed issue manager </text:h>
        </text:list-item>
        <text:list-item>
          <text:h text:style-name="P34" text:outline-level="1">First pass of logo as svg</text:h>
        </text:list-item>
        <text:list-item>
          <text:h text:style-name="P28" text:outline-level="1"><text:soft-page-break/>Basic sensor simulator is working, sending a stream of fixed values over ipc (zmq)</text:h>
          <text:list>
            <text:list-item>
              <text:h text:style-name="P28" text:outline-level="1">Provides a stream of double values as a localhost ipc and tcp based (zmq-)publisher</text:h>
            </text:list-item>
          </text:list>
        </text:list-item>
        <text:list-item>
          <text:h text:style-name="P47" text:outline-level="1"><text:span text:style-name="T4">I</text:span><text:span text:style-name="T3">mplement a very simple sensor data simulator, i.e. one that constantly delivers/reports the same </text:span><text:span text:style-name="T3">static values</text:span></text:h>
          <text:list>
            <text:list-item>
              <text:h text:style-name="P48" text:outline-level="1">First implementation will use a simple sensor that provides a single channel of raw double values</text:h>
              <text:list>
                <text:list-item>
                  <text:h text:style-name="P48" text:outline-level="1">Value will be constant at first</text:h>
                </text:list-item>
              </text:list>
            </text:list-item>
            <text:list-item>
              <text:h text:style-name="P22" text:outline-level="1">This functionality will be time critical later, so use C++ here</text:h>
            </text:list-item>
            <text:list-item>
              <text:h text:style-name="P22" text:outline-level="1"><text:span text:style-name="T20">This top incorporates </text:span><text:span text:style-name="T22">some of the </text:span><text:span text:style-name="T20">following step</text:span><text:span text:style-name="T21">s</text:span><text:span text:style-name="T20">, i.e. build mechanisms, </text:span><text:span text:style-name="T21">threading and communication</text:span></text:h>
            </text:list-item>
          </text:list>
        </text:list-item>
      </text:list>
      <text:h text:style-name="P62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8559873928947245320" text:style-name="L3">
        <text:list-item>
          <text:p text:style-name="P49">Data</text:p>
          <text:list>
            <text:list-item>
              <text:p text:style-name="P49">Data Management</text:p>
            </text:list-item>
            <text:list-item>
              <text:p text:style-name="P49">Data Generation</text:p>
            </text:list-item>
            <text:list-item>
              <text:p text:style-name="P49">Data Access</text:p>
            </text:list-item>
          </text:list>
        </text:list-item>
        <text:list-item>
          <text:p text:style-name="P49">Assets</text:p>
          <text:list>
            <text:list-item>
              <text:p text:style-name="P49">Logo</text:p>
            </text:list-item>
            <text:list-item>
              <text:p text:style-name="P49">Icon</text:p>
            </text:list-item>
            <text:list-item>
              <text:p text:style-name="P50">3D models for visualization</text:p>
            </text:list-item>
            <text:list-item>
              <text:p text:style-name="P49">(Splash Screen?)</text:p>
            </text:list-item>
            <text:list-item>
              <text:p text:style-name="P50">(Sounds?)</text:p>
            </text:list-item>
          </text:list>
        </text:list-item>
        <text:list-item>
          <text:p text:style-name="P50">Visualization</text:p>
          <text:list>
            <text:list-item>
              <text:p text:style-name="P50">Offline</text:p>
            </text:list-item>
            <text:list-item>
              <text:p text:style-name="P50">Online</text:p>
            </text:list-item>
          </text:list>
        </text:list-item>
        <text:list-item>
          <text:p text:style-name="P51">Sensor reading</text:p>
          <text:list>
            <text:list-item>
              <text:p text:style-name="P51">micro controller program</text:p>
            </text:list-item>
            <text:list-item>
              <text:p text:style-name="P51">communication to micro controller</text:p>
            </text:list-item>
          </text:list>
        </text:list-item>
        <text:list-item>
          <text:p text:style-name="P51">Sensor data interpretation</text:p>
          <text:list>
            <text:list-item>
              <text:p text:style-name="P51">filtering</text:p>
            </text:list-item>
            <text:list-item>
              <text:p text:style-name="P51">deriving relative <text:span text:style-name="T15">or</text:span>ientation/hand posture</text:p>
            </text:list-item>
          </text:list>
        </text:list-item>
        <text:list-item>
          <text:p text:style-name="P49">.</text:p>
        </text:list-item>
        <text:list-item>
          <text:p text:style-name="P49">.</text:p>
        </text:list-item>
      </text:list>
      <text:p text:style-name="P4"/>
      <text:p text:style-name="P3"/>
      <text:h text:style-name="P61" text:outline-level="1"/>
      <text:h text:style-name="P64" text:outline-level="1">Used Software</text:h>
      <text:h text:style-name="P52" text:outline-level="1">List of used software</text:h>
      <text:h text:style-name="P69" text:outline-level="3">Design/Assets</text:h>
      <text:list xml:id="list4885396835031198579" text:style-name="L4">
        <text:list-item>
          <text:p text:style-name="P53">Inkscape</text:p>
        </text:list-item>
        <text:list-item>
          <text:p text:style-name="P53">bundler</text:p>
        </text:list-item>
      </text:list>
      <text:h text:style-name="P68" text:outline-level="3">C++</text:h>
      <text:list xml:id="list1008250308" text:continue-numbering="true" text:style-name="L4">
        <text:list-item>
          <text:p text:style-name="P53">make</text:p>
        </text:list-item>
        <text:list-item>
          <text:p text:style-name="P53">Qt/qml</text:p>
        </text:list-item>
        <text:list-item>
          <text:p text:style-name="P53">boost</text:p>
        </text:list-item>
        <text:list-item>
          <text:p text:style-name="P53"><text:span text:style-name="T6">(</text:span>VTK?<text:span text:style-name="T6">)</text:span></text:p>
        </text:list-item>
      </text:list>
      <text:h text:style-name="P69" text:outline-level="3">Python</text:h>
      <text:list xml:id="list1286098763" text:continue-numbering="true" text:style-name="L4">
        <text:list-item>
          <text:p text:style-name="P53">mayavi</text:p>
        </text:list-item>
        <text:list-item>
          <text:p text:style-name="P53">matplotlib</text:p>
        </text:list-item>
      </text:list>
      <text:h text:style-name="P70" text:outline-level="3">Arduino</text:h>
      <text:list xml:id="list1968397562974403966" text:style-name="L5">
        <text:list-item>
          <text:p text:style-name="P54">arduino (std. program for linux)</text:p>
        </text:list-item>
      </text:list>
      <text:h text:style-name="P63" text:outline-level="1">Decisions</text:h>
      <text:p text:style-name="P3"/>
      <text:h text:style-name="P65" text:outline-level="2">To be made</text:h>
      <text:h text:style-name="P71" text:outline-level="3">IPC Framework</text:h>
      <text:p text:style-name="P8">Canditates:</text:p>
      <text:list xml:id="list9169554286083758346" text:style-name="L6">
        <text:list-item>
          <text:p text:style-name="P55"><text:span text:style-name="T13">ZeroMQ (sounds promising</text:span><text:span text:style-name="T14">)</text:span></text:p>
          <text:list>
            <text:list-item>
              <text:p text:style-name="P57">but: no IPC on windows</text:p>
            </text:list-item>
          </text:list>
        </text:list-item>
        <text:list-item>
          <text:p text:style-name="P58">folly (facebok)</text:p>
          <text:list>
            <text:list-item>
              <text:p text:style-name="P58">does not support windows, <text:span text:style-name="T17">nor 32bit at all</text:span></text:p>
            </text:list-item>
          </text:list>
        </text:list-item>
        <text:list-item>
          <text:p text:style-name="P56">Qt (various possibilities)</text:p>
        </text:list-item>
        <text:list-item>
          <text:p text:style-name="P56">boost::inter_process</text:p>
        </text:list-item>
        <text:list-item>
          <text:p text:style-name="P56">protobuf (google)</text:p>
        </text:list-item>
        <text:list-item>
          <text:p text:style-name="P56">Ice (ZeroC)</text:p>
        </text:list-item>
        <text:list-item>
          <text:p text:style-name="P56">just primitive sockets/pipes</text:p>
        </text:list-item>
        <text:list-item>
          <text:p text:style-name="P59">DDS</text:p>
        </text:list-item>
        <text:list-item>
          <text:p text:style-name="P56">more?</text:p>
        </text:list-item>
      </text:list>
      <text:h text:style-name="P65" text:outline-level="2">Preliminary</text:h>
      <text:h text:style-name="P72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73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</text:span><text:soft-page-break/><text:span text:style-name="T8">as slim as possible.</text:span></text:p>
      <text:h text:style-name="P65" text:outline-level="2">Had been made</text:h>
      <text:h text:style-name="P7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6-23T21:30:33</dc:date>
    <dc:creator>Torge Herber</dc:creator>
    <meta:editing-duration>P2DT4H43M7S</meta:editing-duration>
    <meta:editing-cycles>45</meta:editing-cycles>
    <meta:generator>LibreOffice/4.0.2.2$Linux_X86_64 LibreOffice_project/400m0$Build-2</meta:generator>
    <meta:document-statistic meta:table-count="0" meta:image-count="0" meta:object-count="0" meta:page-count="8" meta:paragraph-count="150" meta:word-count="1333" meta:character-count="7865" meta:non-whitespace-character-count="6784"/>
  </office:meta>
</office:document-meta>
</file>